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Utseus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Tenure track UNAM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5:21:12.491843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10-21T15:22:30.415098621</dc:date>
    <meta:editing-duration>P4DT23M28S</meta:editing-duration>
    <meta:editing-cycles>52</meta:editing-cycles>
    <meta:generator>LibreOffice/5.4.6.2$MacOSX_X86_64 LibreOffice_project/4014ce260a04f1026ba855d3b8d91541c224eab8</meta:generator>
    <meta:document-statistic meta:table-count="2" meta:cell-count="103" meta:object-count="0"/>
  </office:meta>
</office:document-meta>
</file>